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27pt" officeooo:paragraph-rsid="00210471" style:font-size-asian="27pt" style:font-name-complex="Arial1" style:font-size-complex="27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7pt" officeooo:paragraph-rsid="00210471" style:font-size-asian="27pt" style:font-size-complex="27pt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Liberation Sans" officeooo:paragraph-rsid="001ce693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32pt" fo:font-weight="normal" officeooo:rsid="001067b2" officeooo:paragraph-rsid="001ce693" style:font-size-asian="32pt" style:font-weight-asian="normal" style:font-name-complex="Arial1" style:font-size-complex="3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27pt" officeooo:paragraph-rsid="00210471" style:font-size-asian="27pt" style:font-name-complex="Arial1" style:font-size-complex="27pt"/>
    </style:style>
    <style:style style:name="P6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style:font-name="Arial" fo:font-size="27pt" officeooo:paragraph-rsid="00210471" style:font-size-asian="27pt" style:font-name-complex="Arial1" style:font-size-complex="27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27pt" officeooo:paragraph-rsid="0024356c" style:font-size-asian="27pt" style:font-name-complex="Arial1" style:font-size-complex="27pt"/>
    </style:style>
    <style:style style:name="P8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font-size="27pt" officeooo:paragraph-rsid="00210471" style:font-size-asian="27pt" style:font-size-complex="27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7pt" fo:font-weight="bold" officeooo:rsid="000ef46d" officeooo:paragraph-rsid="00210471" style:font-size-asian="27pt" style:font-weight-asian="bold" style:font-name-complex="Arial1" style:font-size-complex="27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24356c" style:font-name-complex="Arial1"/>
    </style:style>
    <style:style style:name="T3" style:family="text">
      <style:text-properties fo:font-size="32pt" fo:font-weight="normal" officeooo:rsid="001067b2" style:font-size-asian="32pt" style:font-weight-asian="normal" style:font-name-complex="Arial1" style:font-size-complex="32pt" style:font-weight-complex="normal"/>
    </style:style>
    <style:style style:name="T4" style:family="text">
      <style:text-properties fo:font-size="32pt" fo:font-weight="normal" officeooo:rsid="001ce693" style:font-size-asian="32pt" style:font-weight-asian="normal" style:font-name-complex="Arial1" style:font-size-complex="32pt" style:font-weight-complex="normal"/>
    </style:style>
    <style:style style:name="T5" style:family="text">
      <style:text-properties fo:font-size="32pt" fo:font-weight="normal" officeooo:rsid="0013cde9" style:font-size-asian="32pt" style:font-weight-asian="normal" style:font-name-complex="Arial1" style:font-size-complex="32pt" style:font-weight-complex="normal"/>
    </style:style>
    <style:style style:name="T6" style:family="text">
      <style:text-properties fo:font-size="32pt" fo:font-weight="normal" officeooo:rsid="0020207b" style:font-size-asian="32pt" style:font-weight-asian="normal" style:font-name-complex="Arial1" style:font-size-complex="32pt" style:font-weight-complex="normal"/>
    </style:style>
    <style:style style:name="T7" style:family="text">
      <style:text-properties fo:font-size="20pt" fo:font-weight="bold" style:font-size-asian="20pt" style:font-weight-asian="bold" style:font-name-complex="Arial1" style:font-size-complex="12pt"/>
    </style:style>
    <style:style style:name="T8" style:family="text">
      <style:text-properties style:font-name-complex="Arial1" style:font-size-complex="12pt"/>
    </style:style>
    <style:style style:name="T9" style:family="text">
      <style:text-properties fo:font-size="12pt" fo:font-weight="normal" officeooo:rsid="0020207b" style:font-size-asian="12pt" style:font-weight-asian="normal" style:font-name-complex="Arial1" style:font-size-complex="12pt" style:font-weight-complex="normal"/>
    </style:style>
    <style:style style:name="T10" style:family="text">
      <style:text-properties fo:font-size="12pt"/>
    </style:style>
    <style:style style:name="gr1" style:family="graphic">
      <style:graphic-properties svg:stroke-color="#000000" draw:fill="none" draw:textarea-vertical-align="middle" draw:auto-grow-height="false" fo:min-height="3.124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4.103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Fogo que consome</text:span><text:span text:style-name="T7"><text:tab/></text:span><text:span text:style-name="T9">Geraldo Guimaraes</text:span><text:span text:style-name="T8"><text:tab/></text:span><text:span text:style-name="T3">[ </text:span><text:span text:style-name="T4">4</text:span><text:span text:style-name="T6">3</text:span><text:span text:style-name="T5"> </text:span><text:span text:style-name="T3">]</text:span></text:p>
      <text:p text:style-name="P4"/>
      <text:p text:style-name="P1">**Sopra como vento, queima como fogo</text:p>
      <text:h text:style-name="P8" text:outline-level="1"><text:span text:style-name="T1">Flua como rio, </text:span><text:span text:style-name="T2">E</text:span><text:span text:style-name="T1">spírito </text:span><text:span text:style-name="T2">S</text:span><text:span text:style-name="T1">anto</text:span></text:h>
      <text:h text:style-name="P6" text:outline-level="1">Suba como incenso, minha adoração</text:h>
      <text:h text:style-name="P8" text:outline-level="1"><text:span text:style-name="T1">Vou me derramar, </text:span><text:span text:style-name="T2">E</text:span><text:span text:style-name="T1">spírito </text:span><text:span text:style-name="T2">S</text:span><text:span text:style-name="T1">anto</text:span></text:h>
      <text:p text:style-name="P1"/>
      <text:h text:style-name="P6" text:outline-level="1"><draw:custom-shape text:anchor-type="paragraph" draw:z-index="0" draw:style-name="gr1" draw:text-style-name="P10" svg:width="0.345cm" svg:height="3.123cm" svg:x="14.522cm" svg:y="0.01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Faça queimar teu fogo</text:h>
      <text:h text:style-name="P6" text:outline-level="1"><draw:frame text:anchor-type="paragraph" draw:z-index="2" draw:style-name="gr3" draw:text-style-name="P12" svg:width="0.729cm" svg:height="0.698cm" svg:x="15.118cm" svg:y="0.205cm"><draw:text-box><text:p text:style-name="P11"><text:span text:style-name="T10">2x</text:span></text:p></draw:text-box></draw:frame>Faça fluir teu rio</text:h>
      <text:h text:style-name="P8" text:outline-level="1"><text:span text:style-name="T1">Nesse lugar, </text:span><text:span text:style-name="T2">E</text:span><text:span text:style-name="T1">spírito </text:span><text:span text:style-name="T2">S</text:span><text:span text:style-name="T1">anto</text:span></text:h>
      <text:p text:style-name="P1"/>
      <text:p text:style-name="P2"><text:span text:style-name="T1">Eu navegarei, no oceano do </text:span><text:span text:style-name="T2">E</text:span><text:span text:style-name="T1">spírito</text:span></text:p>
      <text:p text:style-name="P1">E ali adorarei, ao Deus do meu amor</text:p>
      <text:p text:style-name="P1">Eu adorarei, ao Deus da minha vida</text:p>
      <text:p text:style-name="P7">Que me compreendeu</text:p>
      <text:p text:style-name="P7">sem nenhuma explicação</text:p>
      <text:p text:style-name="P1"/>
      <text:h text:style-name="P6" text:outline-level="1"><draw:custom-shape text:anchor-type="paragraph" draw:z-index="1" draw:style-name="gr2" draw:text-style-name="P10" svg:width="0.345cm" svg:height="4.102cm" svg:x="14.522cm" svg:y="0.01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spírito! Espírito!</text:h>
      <text:p text:style-name="P1"><draw:frame text:anchor-type="paragraph" draw:z-index="3" draw:style-name="gr3" draw:text-style-name="P12" svg:width="0.729cm" svg:height="0.698cm" svg:x="15.118cm" svg:y="0.707cm"><draw:text-box><text:p text:style-name="P11"><text:span text:style-name="T10">2x</text:span></text:p></draw:text-box></draw:frame>Que desce como fogo</text:p>
      <text:p text:style-name="P1">Vem como em pentecoste</text:p>
      <text:p text:style-name="P9">E enche-me de no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8-02-05T19:32:08.971042812</dc:date>
    <meta:editing-duration>PT29M23S</meta:editing-duration>
    <meta:editing-cycles>24</meta:editing-cycles>
    <meta:generator>LibreOffice/5.4.4.2$Linux_X86_64 LibreOffice_project/40m0$Build-2</meta:generator>
    <meta:print-date>2017-11-02T16:02:21.550682606</meta:print-date>
    <meta:document-statistic meta:table-count="0" meta:image-count="0" meta:object-count="0" meta:page-count="1" meta:paragraph-count="17" meta:word-count="82" meta:character-count="458" meta:non-whitespace-character-count="393"/>
  </office:meta>
</office:document-meta>
</file>